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style:font-weight-asian="bold" style:font-weight-complex="bold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fo:font-weight="bold" style:font-weight-asian="bold" style:font-weight-complex="bold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fo:font-weight="bold" style:font-weight-asian="bold" style:font-weight-complex="bold"/>
    </style:style>
    <style:style style:name="T362" style:family="text">
      <style:text-properties fo:font-weight="bold" style:font-weight-asian="bold" style:font-weight-complex="bold"/>
    </style:style>
    <style:style style:name="T363" style:family="text">
      <style:text-properties fo:font-weight="bold" style:font-weight-asian="bold" style:font-weight-complex="bold"/>
    </style:style>
    <style:style style:name="T364" style:family="text">
      <style:text-properties fo:font-weight="bold" style:font-weight-asian="bold" style:font-weight-complex="bold"/>
    </style:style>
    <style:style style:name="T365" style:family="text">
      <style:text-properties fo:font-weight="bold" style:font-weight-asian="bold" style:font-weight-complex="bold"/>
    </style:style>
    <style:style style:name="T366" style:family="text">
      <style:text-properties fo:font-weight="bold" style:font-weight-asian="bold" style:font-weight-complex="bold"/>
    </style:style>
    <style:style style:name="T367" style:family="text">
      <style:text-properties fo:font-weight="bold" style:font-weight-asian="bold" style:font-weight-complex="bold"/>
    </style:style>
    <style:style style:name="T368" style:family="text">
      <style:text-properties fo:font-weight="bold" style:font-weight-asian="bold" style:font-weight-complex="bold"/>
    </style:style>
    <style:style style:name="T369" style:family="text">
      <style:text-properties fo:font-weight="bold" style:font-weight-asian="bold" style:font-weight-complex="bold"/>
    </style:style>
    <style:style style:name="T370" style:family="text">
      <style:text-properties fo:font-weight="bold" style:font-weight-asian="bold" style:font-weight-complex="bold"/>
    </style:style>
    <style:style style:name="T371" style:family="text">
      <style:text-properties fo:font-weight="bold" style:font-weight-asian="bold" style:font-weight-complex="bold"/>
    </style:style>
    <style:style style:name="T372" style:family="text">
      <style:text-properties fo:font-weight="bold" style:font-weight-asian="bold" style:font-weight-complex="bold"/>
    </style:style>
    <style:style style:name="T373" style:family="text">
      <style:text-properties fo:font-weight="bold" style:font-weight-asian="bold" style:font-weight-complex="bold"/>
    </style:style>
    <style:style style:name="T374" style:family="text">
      <style:text-properties fo:font-weight="bold" style:font-weight-asian="bold" style:font-weight-complex="bold"/>
    </style:style>
    <style:style style:name="T375" style:family="text">
      <style:text-properties fo:font-weight="bold" style:font-weight-asian="bold" style:font-weight-complex="bold"/>
    </style:style>
    <style:style style:name="T376" style:family="text">
      <style:text-properties fo:font-weight="bold" style:font-weight-asian="bold" style:font-weight-complex="bold"/>
    </style:style>
    <style:style style:name="T377" style:family="text">
      <style:text-properties fo:font-weight="bold" style:font-weight-asian="bold" style:font-weight-complex="bold"/>
    </style:style>
    <style:style style:name="T378" style:family="text">
      <style:text-properties fo:font-weight="bold" style:font-weight-asian="bold" style:font-weight-complex="bold"/>
    </style:style>
    <style:style style:name="T379" style:family="text">
      <style:text-properties fo:font-weight="bold" style:font-weight-asian="bold" style:font-weight-complex="bold"/>
    </style:style>
    <style:style style:name="T380" style:family="text">
      <style:text-properties fo:font-weight="bold" style:font-weight-asian="bold" style:font-weight-complex="bold"/>
    </style:style>
    <style:style style:name="T381" style:family="text">
      <style:text-properties fo:font-weight="bold" style:font-weight-asian="bold" style:font-weight-complex="bold"/>
    </style:style>
    <style:style style:name="T382" style:family="text">
      <style:text-properties fo:font-weight="bold" style:font-weight-asian="bold" style:font-weight-complex="bold"/>
    </style:style>
    <style:style style:name="T383" style:family="text">
      <style:text-properties fo:font-weight="bold" style:font-weight-asian="bold" style:font-weight-complex="bold"/>
    </style:style>
    <style:style style:name="T384" style:family="text">
      <style:text-properties fo:font-weight="bold" style:font-weight-asian="bold" style:font-weight-complex="bold"/>
    </style:style>
    <style:style style:name="T385" style:family="text">
      <style:text-properties fo:font-weight="bold" style:font-weight-asian="bold" style:font-weight-complex="bold"/>
    </style:style>
    <style:style style:name="T386" style:family="text">
      <style:text-properties fo:font-weight="bold" style:font-weight-asian="bold" style:font-weight-complex="bold"/>
    </style:style>
    <style:style style:name="T387" style:family="text">
      <style:text-properties fo:font-weight="bold" style:font-weight-asian="bold" style:font-weight-complex="bold"/>
    </style:style>
    <style:style style:name="T388" style:family="text">
      <style:text-properties fo:font-weight="bold" style:font-weight-asian="bold" style:font-weight-complex="bold"/>
    </style:style>
    <style:style style:name="T389" style:family="text">
      <style:text-properties fo:font-weight="bold" style:font-weight-asian="bold" style:font-weight-complex="bold"/>
    </style:style>
    <style:style style:name="T390" style:family="text">
      <style:text-properties fo:font-weight="bold" style:font-weight-asian="bold" style:font-weight-complex="bold"/>
    </style:style>
    <style:style style:name="T391" style:family="text">
      <style:text-properties fo:font-weight="bold" style:font-weight-asian="bold" style:font-weight-complex="bold"/>
    </style:style>
    <style:style style:name="T392" style:family="text">
      <style:text-properties fo:font-weight="bold" style:font-weight-asian="bold" style:font-weight-complex="bold"/>
    </style:style>
    <style:style style:name="T393" style:family="text">
      <style:text-properties fo:font-weight="bold" style:font-weight-asian="bold" style:font-weight-complex="bold"/>
    </style:style>
    <style:style style:name="T394" style:family="text">
      <style:text-properties fo:font-weight="bold" style:font-weight-asian="bold" style:font-weight-complex="bold"/>
    </style:style>
    <style:style style:name="T395" style:family="text">
      <style:text-properties fo:font-weight="bold" style:font-weight-asian="bold" style:font-weight-complex="bold"/>
    </style:style>
    <style:style style:name="T396" style:family="text">
      <style:text-properties fo:font-weight="bold" style:font-weight-asian="bold" style:font-weight-complex="bold"/>
    </style:style>
    <style:style style:name="T397" style:family="text">
      <style:text-properties fo:font-weight="bold" style:font-weight-asian="bold" style:font-weight-complex="bold"/>
    </style:style>
    <style:style style:name="T398" style:family="text">
      <style:text-properties fo:font-weight="bold" style:font-weight-asian="bold" style:font-weight-complex="bold"/>
    </style:style>
    <style:style style:name="T399" style:family="text">
      <style:text-properties fo:font-weight="bold" style:font-weight-asian="bold" style:font-weight-complex="bold"/>
    </style:style>
    <style:style style:name="T400" style:family="text">
      <style:text-properties fo:font-weight="bold" style:font-weight-asian="bold" style:font-weight-complex="bold"/>
    </style:style>
    <style:style style:name="T401" style:family="text">
      <style:text-properties fo:font-weight="bold" style:font-weight-asian="bold" style:font-weight-complex="bold"/>
    </style:style>
    <style:style style:name="T402" style:family="text">
      <style:text-properties fo:font-weight="bold" style:font-weight-asian="bold" style:font-weight-complex="bold"/>
    </style:style>
    <style:style style:name="T403" style:family="text">
      <style:text-properties fo:font-weight="bold" style:font-weight-asian="bold" style:font-weight-complex="bold"/>
    </style:style>
    <style:style style:name="T404" style:family="text">
      <style:text-properties fo:font-weight="bold" style:font-weight-asian="bold" style:font-weight-complex="bold"/>
    </style:style>
    <style:style style:name="T405" style:family="text">
      <style:text-properties fo:font-weight="bold" style:font-weight-asian="bold" style:font-weight-complex="bold"/>
    </style:style>
    <style:style style:name="T406" style:family="text">
      <style:text-properties fo:font-weight="bold" style:font-weight-asian="bold" style:font-weight-complex="bold"/>
    </style:style>
    <style:style style:name="T407" style:family="text">
      <style:text-properties fo:font-weight="bold" style:font-weight-asian="bold" style:font-weight-complex="bold"/>
    </style:style>
    <style:style style:name="T408" style:family="text">
      <style:text-properties fo:font-weight="bold" style:font-weight-asian="bold" style:font-weight-complex="bold"/>
    </style:style>
    <style:style style:name="T409" style:family="text">
      <style:text-properties fo:font-weight="bold" style:font-weight-asian="bold" style:font-weight-complex="bold"/>
    </style:style>
    <style:style style:name="T410" style:family="text">
      <style:text-properties fo:font-weight="bold" style:font-weight-asian="bold" style:font-weight-complex="bold"/>
    </style:style>
    <style:style style:name="T411" style:family="text">
      <style:text-properties fo:font-weight="bold" style:font-weight-asian="bold" style:font-weight-complex="bold"/>
    </style:style>
    <style:style style:name="T412" style:family="text">
      <style:text-properties fo:font-weight="bold" style:font-weight-asian="bold" style:font-weight-complex="bold"/>
    </style:style>
    <style:style style:name="T413" style:family="text">
      <style:text-properties fo:font-weight="bold" style:font-weight-asian="bold" style:font-weight-complex="bold"/>
    </style:style>
    <style:style style:name="T414" style:family="text">
      <style:text-properties fo:font-weight="bold" style:font-weight-asian="bold" style:font-weight-complex="bold"/>
    </style:style>
    <style:style style:name="T415" style:family="text">
      <style:text-properties fo:font-weight="bold" style:font-weight-asian="bold" style:font-weight-complex="bold"/>
    </style:style>
    <style:style style:name="T416" style:family="text">
      <style:text-properties fo:font-weight="bold" style:font-weight-asian="bold" style:font-weight-complex="bold"/>
    </style:style>
    <style:style style:name="T417" style:family="text">
      <style:text-properties fo:font-weight="bold" style:font-weight-asian="bold" style:font-weight-complex="bold"/>
    </style:style>
    <style:style style:name="T418" style:family="text">
      <style:text-properties fo:font-weight="bold" style:font-weight-asian="bold" style:font-weight-complex="bold"/>
    </style:style>
    <style:style style:name="T419" style:family="text">
      <style:text-properties fo:font-weight="bold" style:font-weight-asian="bold" style:font-weight-complex="bold"/>
    </style:style>
    <style:style style:name="T420" style:family="text">
      <style:text-properties fo:font-weight="bold" style:font-weight-asian="bold" style:font-weight-complex="bold"/>
    </style:style>
    <style:style style:name="T421" style:family="text">
      <style:text-properties fo:font-weight="bold" style:font-weight-asian="bold" style:font-weight-complex="bold"/>
    </style:style>
    <style:style style:name="T422" style:family="text">
      <style:text-properties fo:font-weight="bold" style:font-weight-asian="bold" style:font-weight-complex="bold"/>
    </style:style>
    <style:style style:name="T423" style:family="text">
      <style:text-properties fo:font-weight="bold" style:font-weight-asian="bold" style:font-weight-complex="bold"/>
    </style:style>
    <style:style style:name="T424" style:family="text">
      <style:text-properties fo:font-weight="bold" style:font-weight-asian="bold" style:font-weight-complex="bold"/>
    </style:style>
    <style:style style:name="T425" style:family="text">
      <style:text-properties fo:font-weight="bold" style:font-weight-asian="bold" style:font-weight-complex="bold"/>
    </style:style>
    <style:style style:name="T426" style:family="text">
      <style:text-properties fo:font-weight="bold" style:font-weight-asian="bold" style:font-weight-complex="bold"/>
    </style:style>
    <style:style style:name="T427" style:family="text">
      <style:text-properties fo:font-weight="bold" style:font-weight-asian="bold" style:font-weight-complex="bold"/>
    </style:style>
    <style:style style:name="T428" style:family="text">
      <style:text-properties fo:font-weight="bold" style:font-weight-asian="bold" style:font-weight-complex="bold"/>
    </style:style>
    <style:style style:name="T429" style:family="text">
      <style:text-properties fo:font-weight="bold" style:font-weight-asian="bold" style:font-weight-complex="bold"/>
    </style:style>
    <style:style style:name="T430" style:family="text">
      <style:text-properties fo:font-weight="bold" style:font-weight-asian="bold" style:font-weight-complex="bold"/>
    </style:style>
    <style:style style:name="T431" style:family="text">
      <style:text-properties fo:font-weight="bold" style:font-weight-asian="bold" style:font-weight-complex="bold"/>
    </style:style>
    <style:style style:name="T432" style:family="text">
      <style:text-properties fo:font-weight="bold" style:font-weight-asian="bold" style:font-weight-complex="bold"/>
    </style:style>
    <style:style style:name="T433" style:family="text">
      <style:text-properties fo:font-weight="bold" style:font-weight-asian="bold" style:font-weight-complex="bold"/>
    </style:style>
    <style:style style:name="T434" style:family="text">
      <style:text-properties fo:font-weight="bold" style:font-weight-asian="bold" style:font-weight-complex="bold"/>
    </style:style>
    <style:style style:name="T435" style:family="text">
      <style:text-properties fo:font-weight="bold" style:font-weight-asian="bold" style:font-weight-complex="bold"/>
    </style:style>
    <style:style style:name="T436" style:family="text">
      <style:text-properties fo:font-weight="bold" style:font-weight-asian="bold" style:font-weight-complex="bold"/>
    </style:style>
    <style:style style:name="T437" style:family="text">
      <style:text-properties fo:font-weight="bold" style:font-weight-asian="bold" style:font-weight-complex="bold"/>
    </style:style>
    <style:style style:name="T438" style:family="text">
      <style:text-properties fo:font-weight="bold" style:font-weight-asian="bold" style:font-weight-complex="bold"/>
    </style:style>
    <style:style style:name="T439" style:family="text">
      <style:text-properties fo:font-weight="bold" style:font-weight-asian="bold" style:font-weight-complex="bold"/>
    </style:style>
    <style:style style:name="T440" style:family="text">
      <style:text-properties fo:font-weight="bold" style:font-weight-asian="bold" style:font-weight-complex="bold"/>
    </style:style>
    <style:style style:name="T441" style:family="text">
      <style:text-properties fo:font-weight="bold" style:font-weight-asian="bold" style:font-weight-complex="bold"/>
    </style:style>
    <style:style style:name="T442" style:family="text">
      <style:text-properties fo:font-weight="bold" style:font-weight-asian="bold" style:font-weight-complex="bold"/>
    </style:style>
    <style:style style:name="T443" style:family="text">
      <style:text-properties fo:font-weight="bold" style:font-weight-asian="bold" style:font-weight-complex="bold"/>
    </style:style>
    <style:style style:name="T444" style:family="text">
      <style:text-properties fo:font-weight="bold" style:font-weight-asian="bold" style:font-weight-complex="bold"/>
    </style:style>
    <style:style style:name="T445" style:family="text">
      <style:text-properties fo:font-weight="bold" style:font-weight-asian="bold" style:font-weight-complex="bold"/>
    </style:style>
    <style:style style:name="T446" style:family="text">
      <style:text-properties fo:font-weight="bold" style:font-weight-asian="bold" style:font-weight-complex="bold"/>
    </style:style>
    <style:style style:name="T447" style:family="text">
      <style:text-properties fo:font-weight="bold" style:font-weight-asian="bold" style:font-weight-complex="bold"/>
    </style:style>
    <style:style style:name="T448" style:family="text">
      <style:text-properties fo:font-weight="bold" style:font-weight-asian="bold" style:font-weight-complex="bold"/>
    </style:style>
    <style:style style:name="T449" style:family="text">
      <style:text-properties fo:font-weight="bold" style:font-weight-asian="bold" style:font-weight-complex="bold"/>
    </style:style>
    <style:style style:name="T450" style:family="text">
      <style:text-properties fo:font-weight="bold" style:font-weight-asian="bold" style:font-weight-complex="bold"/>
    </style:style>
    <style:style style:name="T451" style:family="text">
      <style:text-properties fo:font-weight="bold" style:font-weight-asian="bold" style:font-weight-complex="bold"/>
    </style:style>
    <style:style style:name="T452" style:family="text">
      <style:text-properties fo:font-weight="bold" style:font-weight-asian="bold" style:font-weight-complex="bold"/>
    </style:style>
    <style:style style:name="T453" style:family="text">
      <style:text-properties fo:font-weight="bold" style:font-weight-asian="bold" style:font-weight-complex="bold"/>
    </style:style>
    <style:style style:name="T454" style:family="text">
      <style:text-properties fo:font-weight="bold" style:font-weight-asian="bold" style:font-weight-complex="bold"/>
    </style:style>
    <style:style style:name="T455" style:family="text">
      <style:text-properties fo:font-weight="bold" style:font-weight-asian="bold" style:font-weight-complex="bold"/>
    </style:style>
    <style:style style:name="T456" style:family="text">
      <style:text-properties fo:font-weight="bold" style:font-weight-asian="bold" style:font-weight-complex="bold"/>
    </style:style>
    <style:style style:name="T457" style:family="text">
      <style:text-properties fo:font-weight="bold" style:font-weight-asian="bold" style:font-weight-complex="bold"/>
    </style:style>
    <style:style style:name="T458" style:family="text">
      <style:text-properties fo:font-weight="bold" style:font-weight-asian="bold" style:font-weight-complex="bold"/>
    </style:style>
    <style:style style:name="T459" style:family="text">
      <style:text-properties fo:font-weight="bold" style:font-weight-asian="bold" style:font-weight-complex="bold"/>
    </style:style>
    <style:style style:name="T460" style:family="text">
      <style:text-properties fo:font-weight="bold" style:font-weight-asian="bold" style:font-weight-complex="bold"/>
    </style:style>
    <style:style style:name="T461" style:family="text">
      <style:text-properties fo:font-weight="bold" style:font-weight-asian="bold" style:font-weight-complex="bold"/>
    </style:style>
    <style:style style:name="T462" style:family="text">
      <style:text-properties fo:font-weight="bold" style:font-weight-asian="bold" style:font-weight-complex="bold"/>
    </style:style>
    <style:style style:name="T463" style:family="text">
      <style:text-properties fo:font-weight="bold" style:font-weight-asian="bold" style:font-weight-complex="bold"/>
    </style:style>
    <style:style style:name="T464" style:family="text">
      <style:text-properties fo:font-weight="bold" style:font-weight-asian="bold" style:font-weight-complex="bold"/>
    </style:style>
    <style:style style:name="T465" style:family="text">
      <style:text-properties fo:font-weight="bold" style:font-weight-asian="bold" style:font-weight-complex="bold"/>
    </style:style>
    <style:style style:name="T466" style:family="text">
      <style:text-properties fo:font-weight="bold" style:font-weight-asian="bold" style:font-weight-complex="bold"/>
    </style:style>
    <style:style style:name="T467" style:family="text">
      <style:text-properties fo:font-weight="bold" style:font-weight-asian="bold" style:font-weight-complex="bold"/>
    </style:style>
    <style:style style:name="T468" style:family="text">
      <style:text-properties fo:font-weight="bold" style:font-weight-asian="bold" style:font-weight-complex="bold"/>
    </style:style>
    <style:style style:name="T469" style:family="text">
      <style:text-properties fo:font-weight="bold" style:font-weight-asian="bold" style:font-weight-complex="bold"/>
    </style:style>
    <style:style style:name="T470" style:family="text">
      <style:text-properties fo:font-weight="bold" style:font-weight-asian="bold" style:font-weight-complex="bold"/>
    </style:style>
    <style:style style:name="T471" style:family="text">
      <style:text-properties fo:font-weight="bold" style:font-weight-asian="bold" style:font-weight-complex="bold"/>
    </style:style>
    <style:style style:name="T472" style:family="text">
      <style:text-properties fo:font-weight="bold" style:font-weight-asian="bold" style:font-weight-complex="bold"/>
    </style:style>
    <style:style style:name="T473" style:family="text">
      <style:text-properties fo:font-weight="bold" style:font-weight-asian="bold" style:font-weight-complex="bold"/>
    </style:style>
    <style:style style:name="T474" style:family="text">
      <style:text-properties fo:font-weight="bold" style:font-weight-asian="bold" style:font-weight-complex="bold"/>
    </style:style>
    <style:style style:name="T475" style:family="text">
      <style:text-properties fo:font-weight="bold" style:font-weight-asian="bold" style:font-weight-complex="bold"/>
    </style:style>
    <style:style style:name="T476" style:family="text">
      <style:text-properties fo:font-weight="bold" style:font-weight-asian="bold" style:font-weight-complex="bold"/>
    </style:style>
    <style:style style:name="T477" style:family="text">
      <style:text-properties fo:font-weight="bold" style:font-weight-asian="bold" style:font-weight-complex="bold"/>
    </style:style>
    <style:style style:name="T478" style:family="text">
      <style:text-properties fo:font-weight="bold" style:font-weight-asian="bold" style:font-weight-complex="bold"/>
    </style:style>
    <style:style style:name="T479" style:family="text">
      <style:text-properties fo:font-weight="bold" style:font-weight-asian="bold" style:font-weight-complex="bold"/>
    </style:style>
    <style:style style:name="T480" style:family="text">
      <style:text-properties fo:font-weight="bold" style:font-weight-asian="bold" style:font-weight-complex="bold"/>
    </style:style>
    <style:style style:name="T481" style:family="text">
      <style:text-properties fo:font-weight="bold" style:font-weight-asian="bold" style:font-weight-complex="bold"/>
    </style:style>
    <style:style style:name="T482" style:family="text">
      <style:text-properties fo:font-weight="bold" style:font-weight-asian="bold" style:font-weight-complex="bold"/>
    </style:style>
    <style:style style:name="T483" style:family="text">
      <style:text-properties fo:font-weight="bold" style:font-weight-asian="bold" style:font-weight-complex="bold"/>
    </style:style>
    <style:style style:name="T484" style:family="text">
      <style:text-properties fo:font-weight="bold" style:font-weight-asian="bold" style:font-weight-complex="bold"/>
    </style:style>
    <style:style style:name="T485" style:family="text">
      <style:text-properties fo:font-weight="bold" style:font-weight-asian="bold" style:font-weight-complex="bold"/>
    </style:style>
    <style:style style:name="T486" style:family="text">
      <style:text-properties fo:font-weight="bold" style:font-weight-asian="bold" style:font-weight-complex="bold"/>
    </style:style>
    <style:style style:name="T487" style:family="text">
      <style:text-properties fo:font-weight="bold" style:font-weight-asian="bold" style:font-weight-complex="bold"/>
    </style:style>
    <style:style style:name="T488" style:family="text">
      <style:text-properties fo:font-weight="bold" style:font-weight-asian="bold" style:font-weight-complex="bold"/>
    </style:style>
    <style:style style:name="T489" style:family="text">
      <style:text-properties fo:font-weight="bold" style:font-weight-asian="bold" style:font-weight-complex="bold"/>
    </style:style>
    <style:style style:name="T490" style:family="text">
      <style:text-properties fo:font-weight="bold" style:font-weight-asian="bold" style:font-weight-complex="bold"/>
    </style:style>
    <style:style style:name="T491" style:family="text">
      <style:text-properties fo:font-weight="bold" style:font-weight-asian="bold" style:font-weight-complex="bold"/>
    </style:style>
    <style:style style:name="T492" style:family="text">
      <style:text-properties fo:font-weight="bold" style:font-weight-asian="bold" style:font-weight-complex="bold"/>
    </style:style>
    <style:style style:name="T493" style:family="text">
      <style:text-properties fo:font-weight="bold" style:font-weight-asian="bold" style:font-weight-complex="bold"/>
    </style:style>
    <style:style style:name="T494" style:family="text">
      <style:text-properties fo:font-weight="bold" style:font-weight-asian="bold" style:font-weight-complex="bold"/>
    </style:style>
    <style:style style:name="T495" style:family="text">
      <style:text-properties fo:font-weight="bold" style:font-weight-asian="bold" style:font-weight-complex="bold"/>
    </style:style>
    <style:style style:name="T496" style:family="text">
      <style:text-properties fo:font-weight="bold" style:font-weight-asian="bold" style:font-weight-complex="bold"/>
    </style:style>
    <style:style style:name="T497" style:family="text">
      <style:text-properties fo:font-weight="bold" style:font-weight-asian="bold" style:font-weight-complex="bold"/>
    </style:style>
    <style:style style:name="T498" style:family="text">
      <style:text-properties fo:font-weight="bold" style:font-weight-asian="bold" style:font-weight-complex="bold"/>
    </style:style>
    <style:style style:name="T499" style:family="text">
      <style:text-properties fo:font-weight="bold" style:font-weight-asian="bold" style:font-weight-complex="bold"/>
    </style:style>
    <style:style style:name="T500" style:family="text">
      <style:text-properties fo:font-weight="bold" style:font-weight-asian="bold" style:font-weight-complex="bold"/>
    </style:style>
    <style:style style:name="T501" style:family="text">
      <style:text-properties fo:font-weight="bold" style:font-weight-asian="bold" style:font-weight-complex="bold"/>
    </style:style>
    <style:style style:name="T502" style:family="text">
      <style:text-properties fo:font-weight="bold" style:font-weight-asian="bold" style:font-weight-complex="bold"/>
    </style:style>
    <style:style style:name="T503" style:family="text">
      <style:text-properties fo:font-weight="bold" style:font-weight-asian="bold" style:font-weight-complex="bold"/>
    </style:style>
    <style:style style:name="T504" style:family="text">
      <style:text-properties fo:font-weight="bold" style:font-weight-asian="bold" style:font-weight-complex="bold"/>
    </style:style>
    <style:style style:name="T505" style:family="text">
      <style:text-properties fo:font-weight="bold" style:font-weight-asian="bold" style:font-weight-complex="bold"/>
    </style:style>
    <style:style style:name="T506" style:family="text">
      <style:text-properties fo:font-weight="bold" style:font-weight-asian="bold" style:font-weight-complex="bold"/>
    </style:style>
    <style:style style:name="T507" style:family="text">
      <style:text-properties fo:font-weight="bold" style:font-weight-asian="bold" style:font-weight-complex="bold"/>
    </style:style>
    <style:style style:name="T508" style:family="text">
      <style:text-properties fo:font-weight="bold" style:font-weight-asian="bold" style:font-weight-complex="bold"/>
    </style:style>
    <style:style style:name="T509" style:family="text">
      <style:text-properties fo:font-weight="bold" style:font-weight-asian="bold" style:font-weight-complex="bold"/>
    </style:style>
    <style:style style:name="T510" style:family="text">
      <style:text-properties fo:font-weight="bold" style:font-weight-asian="bold" style:font-weight-complex="bold"/>
    </style:style>
    <style:style style:name="T511" style:family="text">
      <style:text-properties fo:font-weight="bold" style:font-weight-asian="bold" style:font-weight-complex="bold"/>
    </style:style>
    <style:style style:name="T512" style:family="text">
      <style:text-properties fo:font-weight="bold" style:font-weight-asian="bold" style:font-weight-complex="bold"/>
    </style:style>
    <style:style style:name="T513" style:family="text">
      <style:text-properties fo:font-weight="bold" style:font-weight-asian="bold" style:font-weight-complex="bold"/>
    </style:style>
    <style:style style:name="T514" style:family="text">
      <style:text-properties fo:font-weight="bold" style:font-weight-asian="bold" style:font-weight-complex="bold"/>
    </style:style>
    <style:style style:name="T515" style:family="text">
      <style:text-properties fo:font-weight="bold" style:font-weight-asian="bold" style:font-weight-complex="bold"/>
    </style:style>
    <style:style style:name="T516" style:family="text">
      <style:text-properties fo:font-weight="bold" style:font-weight-asian="bold" style:font-weight-complex="bold"/>
    </style:style>
    <style:style style:name="T517" style:family="text">
      <style:text-properties fo:font-weight="bold" style:font-weight-asian="bold" style:font-weight-complex="bold"/>
    </style:style>
    <style:style style:name="T518" style:family="text">
      <style:text-properties fo:font-weight="bold" style:font-weight-asian="bold" style:font-weight-complex="bold"/>
    </style:style>
    <style:style style:name="T519" style:family="text">
      <style:text-properties fo:font-weight="bold" style:font-weight-asian="bold" style:font-weight-complex="bold"/>
    </style:style>
    <style:style style:name="T520" style:family="text">
      <style:text-properties fo:font-weight="bold" style:font-weight-asian="bold" style:font-weight-complex="bold"/>
    </style:style>
    <style:style style:name="T521" style:family="text">
      <style:text-properties fo:font-weight="bold" style:font-weight-asian="bold" style:font-weight-complex="bold"/>
    </style:style>
    <style:style style:name="T522" style:family="text">
      <style:text-properties fo:font-weight="bold" style:font-weight-asian="bold" style:font-weight-complex="bold"/>
    </style:style>
    <style:style style:name="T523" style:family="text">
      <style:text-properties fo:font-weight="bold" style:font-weight-asian="bold" style:font-weight-complex="bold"/>
    </style:style>
    <style:style style:name="T524" style:family="text">
      <style:text-properties fo:font-weight="bold" style:font-weight-asian="bold" style:font-weight-complex="bold"/>
    </style:style>
    <style:style style:name="T525" style:family="text">
      <style:text-properties fo:font-weight="bold" style:font-weight-asian="bold" style:font-weight-complex="bold"/>
    </style:style>
    <style:style style:name="T526" style:family="text">
      <style:text-properties fo:font-weight="bold" style:font-weight-asian="bold" style:font-weight-complex="bold"/>
    </style:style>
    <style:style style:name="T527" style:family="text">
      <style:text-properties fo:font-weight="bold" style:font-weight-asian="bold" style:font-weight-complex="bold"/>
    </style:style>
    <style:style style:name="T528" style:family="text">
      <style:text-properties fo:font-weight="bold" style:font-weight-asian="bold" style:font-weight-complex="bold"/>
    </style:style>
    <style:style style:name="T529" style:family="text">
      <style:text-properties fo:font-weight="bold" style:font-weight-asian="bold" style:font-weight-complex="bold"/>
    </style:style>
    <style:style style:name="T530" style:family="text">
      <style:text-properties fo:font-weight="bold" style:font-weight-asian="bold" style:font-weight-complex="bold"/>
    </style:style>
    <style:style style:name="T531" style:family="text">
      <style:text-properties fo:font-weight="bold" style:font-weight-asian="bold" style:font-weight-complex="bold"/>
    </style:style>
    <style:style style:name="T532" style:family="text">
      <style:text-properties fo:font-weight="bold" style:font-weight-asian="bold" style:font-weight-complex="bold"/>
    </style:style>
    <style:style style:name="T533" style:family="text">
      <style:text-properties fo:font-weight="bold" style:font-weight-asian="bold" style:font-weight-complex="bold"/>
    </style:style>
    <style:style style:name="T534" style:family="text">
      <style:text-properties fo:font-weight="bold" style:font-weight-asian="bold" style:font-weight-complex="bold"/>
    </style:style>
    <style:style style:name="T535" style:family="text">
      <style:text-properties fo:font-weight="bold" style:font-weight-asian="bold" style:font-weight-complex="bold"/>
    </style:style>
    <style:style style:name="T536" style:family="text">
      <style:text-properties fo:font-weight="bold" style:font-weight-asian="bold" style:font-weight-complex="bold"/>
    </style:style>
    <style:style style:name="T537" style:family="text">
      <style:text-properties fo:font-weight="bold" style:font-weight-asian="bold" style:font-weight-complex="bold"/>
    </style:style>
    <style:style style:name="T538" style:family="text">
      <style:text-properties fo:font-weight="bold" style:font-weight-asian="bold" style:font-weight-complex="bold"/>
    </style:style>
    <style:style style:name="T539" style:family="text">
      <style:text-properties fo:font-weight="bold" style:font-weight-asian="bold" style:font-weight-complex="bold"/>
    </style:style>
    <style:style style:name="T540" style:family="text">
      <style:text-properties fo:font-weight="bold" style:font-weight-asian="bold" style:font-weight-complex="bold"/>
    </style:style>
    <style:style style:name="T541" style:family="text">
      <style:text-properties fo:font-weight="bold" style:font-weight-asian="bold" style:font-weight-complex="bold"/>
    </style:style>
    <style:style style:name="T542" style:family="text">
      <style:text-properties fo:font-weight="bold" style:font-weight-asian="bold" style:font-weight-complex="bold"/>
    </style:style>
    <style:style style:name="T543" style:family="text">
      <style:text-properties fo:font-weight="bold" style:font-weight-asian="bold" style:font-weight-complex="bold"/>
    </style:style>
    <style:style style:name="T544" style:family="text">
      <style:text-properties fo:font-weight="bold" style:font-weight-asian="bold" style:font-weight-complex="bold"/>
    </style:style>
    <style:style style:name="T545" style:family="text">
      <style:text-properties fo:font-weight="bold" style:font-weight-asian="bold" style:font-weight-complex="bold"/>
    </style:style>
    <style:style style:name="T546" style:family="text">
      <style:text-properties fo:font-weight="bold" style:font-weight-asian="bold" style:font-weight-complex="bold"/>
    </style:style>
    <style:style style:name="T547" style:family="text">
      <style:text-properties fo:font-weight="bold" style:font-weight-asian="bold" style:font-weight-complex="bold"/>
    </style:style>
    <style:style style:name="T548" style:family="text">
      <style:text-properties fo:font-weight="bold" style:font-weight-asian="bold" style:font-weight-complex="bold"/>
    </style:style>
    <style:style style:name="T549" style:family="text">
      <style:text-properties fo:font-weight="bold" style:font-weight-asian="bold" style:font-weight-complex="bold"/>
    </style:style>
    <style:style style:name="T550" style:family="text">
      <style:text-properties fo:font-weight="bold" style:font-weight-asian="bold" style:font-weight-complex="bold"/>
    </style:style>
    <style:style style:name="T551" style:family="text">
      <style:text-properties fo:font-weight="bold" style:font-weight-asian="bold" style:font-weight-complex="bold"/>
    </style:style>
    <style:style style:name="T552" style:family="text">
      <style:text-properties fo:font-weight="bold" style:font-weight-asian="bold" style:font-weight-complex="bold"/>
    </style:style>
    <style:style style:name="T553" style:family="text">
      <style:text-properties fo:font-weight="bold" style:font-weight-asian="bold" style:font-weight-complex="bold"/>
    </style:style>
    <style:style style:name="T554" style:family="text">
      <style:text-properties fo:font-weight="bold" style:font-weight-asian="bold" style:font-weight-complex="bold"/>
    </style:style>
    <style:style style:name="T555" style:family="text">
      <style:text-properties fo:font-weight="bold" style:font-weight-asian="bold" style:font-weight-complex="bold"/>
    </style:style>
    <style:style style:name="T556" style:family="text">
      <style:text-properties fo:font-weight="bold" style:font-weight-asian="bold" style:font-weight-complex="bold"/>
    </style:style>
    <style:style style:name="T557" style:family="text">
      <style:text-properties fo:font-weight="bold" style:font-weight-asian="bold" style:font-weight-complex="bold"/>
    </style:style>
    <style:style style:name="T558" style:family="text">
      <style:text-properties fo:font-style="italic" style:font-style-asian="italic" style:font-style-complex="italic" fo:font-weight="bold" style:font-weight-asian="bold" style:font-weight-complex="bold"/>
    </style:style>
    <style:style style:name="T559" style:family="text">
      <style:text-properties fo:font-style="italic" style:font-style-asian="italic" style:font-style-complex="italic" fo:font-weight="bold" style:font-weight-asian="bold" style:font-weight-complex="bold"/>
    </style:style>
    <style:style style:name="T560" style:family="text">
      <style:text-properties fo:font-style="italic" style:font-style-asian="italic" style:font-style-complex="italic" fo:font-weight="bold" style:font-weight-asian="bold" style:font-weight-complex="bold"/>
    </style:style>
    <style:style style:name="T56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62" style:family="text">
      <style:text-properties fo:font-style="italic" style:font-style-asian="italic" style:font-style-complex="italic" fo:font-weight="bold" style:font-weight-asian="bold" style:font-weight-complex="bold"/>
    </style:style>
    <style:style style:name="T563" style:family="text">
      <style:text-properties fo:font-style="italic" style:font-style-asian="italic" style:font-style-complex="italic" fo:font-weight="bold" style:font-weight-asian="bold" style:font-weight-complex="bold"/>
    </style:style>
    <style:style style:name="T564" style:family="text">
      <style:text-properties fo:font-style="italic" style:font-style-asian="italic" style:font-style-complex="italic" fo:font-weight="bold" style:font-weight-asian="bold" style:font-weight-complex="bold"/>
    </style:style>
    <style:style style:name="T565" style:family="text">
      <style:text-properties fo:font-style="italic" style:font-style-asian="italic" style:font-style-complex="italic" fo:font-weight="bold" style:font-weight-asian="bold" style:font-weight-complex="bold"/>
    </style:style>
    <style:style style:name="T566" style:family="text">
      <style:text-properties fo:font-style="italic" style:font-style-asian="italic" style:font-style-complex="italic" fo:font-weight="bold" style:font-weight-asian="bold" style:font-weight-complex="bold"/>
    </style:style>
    <style:style style:name="T567" style:family="text">
      <style:text-properties fo:font-style="italic" style:font-style-asian="italic" style:font-style-complex="italic" fo:font-weight="bold" style:font-weight-asian="bold" style:font-weight-complex="bold"/>
    </style:style>
    <style:style style:name="T568" style:family="text">
      <style:text-properties fo:font-style="italic" style:font-style-asian="italic" style:font-style-complex="italic" fo:font-weight="bold" style:font-weight-asian="bold" style:font-weight-complex="bold"/>
    </style:style>
    <style:style style:name="T569" style:family="text">
      <style:text-properties fo:font-style="italic" style:font-style-asian="italic" style:font-style-complex="italic" fo:font-weight="bold" style:font-weight-asian="bold" style:font-weight-complex="bold"/>
    </style:style>
    <style:style style:name="T570" style:family="text">
      <style:text-properties fo:font-style="italic" style:font-style-asian="italic" style:font-style-complex="italic" fo:font-weight="bold" style:font-weight-asian="bold" style:font-weight-complex="bold"/>
    </style:style>
    <style:style style:name="T57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72" style:family="text">
      <style:text-properties fo:font-style="italic" style:font-style-asian="italic" style:font-style-complex="italic" fo:font-weight="bold" style:font-weight-asian="bold" style:font-weight-complex="bold"/>
    </style:style>
    <style:style style:name="T573" style:family="text">
      <style:text-properties fo:font-style="italic" style:font-style-asian="italic" style:font-style-complex="italic" fo:font-weight="bold" style:font-weight-asian="bold" style:font-weight-complex="bold"/>
    </style:style>
    <style:style style:name="T574" style:family="text">
      <style:text-properties fo:font-style="italic" style:font-style-asian="italic" style:font-style-complex="italic" fo:font-weight="bold" style:font-weight-asian="bold" style:font-weight-complex="bold"/>
    </style:style>
    <style:style style:name="T575" style:family="text">
      <style:text-properties fo:font-style="italic" style:font-style-asian="italic" style:font-style-complex="italic" fo:font-weight="bold" style:font-weight-asian="bold" style:font-weight-complex="bold"/>
    </style:style>
    <style:style style:name="T576" style:family="text">
      <style:text-properties fo:font-style="italic" style:font-style-asian="italic" style:font-style-complex="italic" fo:font-weight="bold" style:font-weight-asian="bold" style:font-weight-complex="bold"/>
    </style:style>
    <style:style style:name="T577" style:family="text">
      <style:text-properties fo:font-style="italic" style:font-style-asian="italic" style:font-style-complex="italic" fo:font-weight="bold" style:font-weight-asian="bold" style:font-weight-complex="bold"/>
    </style:style>
    <style:style style:name="T578" style:family="text">
      <style:text-properties fo:font-style="italic" style:font-style-asian="italic" style:font-style-complex="italic" fo:font-weight="bold" style:font-weight-asian="bold" style:font-weight-complex="bold"/>
    </style:style>
    <style:style style:name="T579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0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2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3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4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5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6" style:family="text">
      <style:text-properties fo:font-weight="bold" style:font-weight-asian="bold" style:font-weight-complex="bold"/>
    </style:style>
    <style:style style:name="T587" style:family="text">
      <style:text-properties fo:font-weight="bold" style:font-weight-asian="bold" style:font-weight-complex="bold"/>
    </style:style>
    <style:style style:name="T588" style:family="text">
      <style:text-properties fo:font-weight="bold" style:font-weight-asian="bold" style:font-weight-complex="bold"/>
    </style:style>
    <style:style style:name="T589" style:family="text">
      <style:text-properties fo:font-weight="bold" style:font-weight-asian="bold" style:font-weight-complex="bold"/>
    </style:style>
    <style:style style:name="T590" style:family="text">
      <style:text-properties fo:font-weight="bold" style:font-weight-asian="bold" style:font-weight-complex="bold"/>
    </style:style>
    <style:style style:name="T591" style:family="text">
      <style:text-properties fo:font-weight="bold" style:font-weight-asian="bold" style:font-weight-complex="bold"/>
    </style:style>
    <style:style style:name="T592" style:family="text">
      <style:text-properties fo:font-weight="bold" style:font-weight-asian="bold" style:font-weight-complex="bold"/>
    </style:style>
    <style:style style:name="T593" style:family="text">
      <style:text-properties fo:font-weight="bold" style:font-weight-asian="bold" style:font-weight-complex="bold"/>
    </style:style>
    <style:style style:name="T594" style:family="text">
      <style:text-properties fo:font-weight="bold" style:font-weight-asian="bold" style:font-weight-complex="bold"/>
    </style:style>
    <style:style style:name="T595" style:family="text">
      <style:text-properties fo:font-weight="bold" style:font-weight-asian="bold" style:font-weight-complex="bold"/>
    </style:style>
    <style:style style:name="T596" style:family="text">
      <style:text-properties fo:font-weight="bold" style:font-weight-asian="bold" style:font-weight-complex="bold"/>
    </style:style>
    <style:style style:name="T597" style:family="text">
      <style:text-properties fo:font-weight="bold" style:font-weight-asian="bold" style:font-weight-complex="bold"/>
    </style:style>
    <style:style style:name="T598" style:family="text">
      <style:text-properties fo:font-weight="bold" style:font-weight-asian="bold" style:font-weight-complex="bold"/>
    </style:style>
    <style:style style:name="T599" style:family="text">
      <style:text-properties fo:font-weight="bold" style:font-weight-asian="bold" style:font-weight-complex="bold"/>
    </style:style>
    <style:style style:name="T600" style:family="text">
      <style:text-properties fo:font-weight="bold" style:font-weight-asian="bold" style:font-weight-complex="bold"/>
    </style:style>
    <style:style style:name="T601" style:family="text">
      <style:text-properties fo:font-weight="bold" style:font-weight-asian="bold" style:font-weight-complex="bold"/>
    </style:style>
    <style:style style:name="T602" style:family="text">
      <style:text-properties fo:font-weight="bold" style:font-weight-asian="bold" style:font-weight-complex="bold"/>
    </style:style>
    <style:style style:name="T603" style:family="text">
      <style:text-properties fo:font-weight="bold" style:font-weight-asian="bold" style:font-weight-complex="bold"/>
    </style:style>
    <style:style style:name="T604" style:family="text">
      <style:text-properties fo:font-weight="bold" style:font-weight-asian="bold" style:font-weight-complex="bold"/>
    </style:style>
    <style:style style:name="T605" style:family="text">
      <style:text-properties fo:font-weight="bold" style:font-weight-asian="bold" style:font-weight-complex="bold"/>
    </style:style>
    <style:style style:name="T606" style:family="text">
      <style:text-properties fo:font-weight="bold" style:font-weight-asian="bold" style:font-weight-complex="bold"/>
    </style:style>
    <style:style style:name="T607" style:family="text">
      <style:text-properties fo:font-weight="bold" style:font-weight-asian="bold" style:font-weight-complex="bold"/>
    </style:style>
    <style:style style:name="T608" style:family="text">
      <style:text-properties fo:font-weight="bold" style:font-weight-asian="bold" style:font-weight-complex="bold"/>
    </style:style>
    <style:style style:name="T609" style:family="text">
      <style:text-properties fo:font-weight="bold" style:font-weight-asian="bold" style:font-weight-complex="bold"/>
    </style:style>
    <style:style style:name="T610" style:family="text">
      <style:text-properties fo:font-weight="bold" style:font-weight-asian="bold" style:font-weight-complex="bold"/>
    </style:style>
    <style:style style:name="T611" style:family="text">
      <style:text-properties fo:font-weight="bold" style:font-weight-asian="bold" style:font-weight-complex="bold"/>
    </style:style>
    <style:style style:name="T612" style:family="text">
      <style:text-properties fo:font-weight="bold" style:font-weight-asian="bold" style:font-weight-complex="bold"/>
    </style:style>
    <style:style style:name="T613" style:family="text">
      <style:text-properties fo:font-weight="bold" style:font-weight-asian="bold" style:font-weight-complex="bold"/>
    </style:style>
    <style:style style:name="T614" style:family="text">
      <style:text-properties fo:font-weight="bold" style:font-weight-asian="bold" style:font-weight-complex="bold"/>
    </style:style>
    <style:style style:name="T615" style:family="text">
      <style:text-properties fo:font-weight="bold" style:font-weight-asian="bold" style:font-weight-complex="bold"/>
    </style:style>
    <style:style style:name="T616" style:family="text">
      <style:text-properties fo:font-weight="bold" style:font-weight-asian="bold" style:font-weight-complex="bold"/>
    </style:style>
    <style:style style:name="T617" style:family="text">
      <style:text-properties fo:font-weight="bold" style:font-weight-asian="bold" style:font-weight-complex="bold"/>
    </style:style>
    <style:style style:name="T618" style:family="text">
      <style:text-properties fo:font-weight="bold" style:font-weight-asian="bold" style:font-weight-complex="bold"/>
    </style:style>
    <style:style style:name="T619" style:family="text">
      <style:text-properties fo:font-weight="bold" style:font-weight-asian="bold" style:font-weight-complex="bold"/>
    </style:style>
    <style:style style:name="T620" style:family="text">
      <style:text-properties fo:font-weight="bold" style:font-weight-asian="bold" style:font-weight-complex="bold"/>
    </style:style>
    <style:style style:name="T621" style:family="text">
      <style:text-properties fo:font-weight="bold" style:font-weight-asian="bold" style:font-weight-complex="bold"/>
    </style:style>
    <style:style style:name="T622" style:family="text">
      <style:text-properties fo:font-weight="bold" style:font-weight-asian="bold" style:font-weight-complex="bold"/>
    </style:style>
    <style:style style:name="T623" style:family="text">
      <style:text-properties fo:font-weight="bold" style:font-weight-asian="bold" style:font-weight-complex="bold"/>
    </style:style>
    <style:style style:name="T624" style:family="text">
      <style:text-properties fo:font-weight="bold" style:font-weight-asian="bold" style:font-weight-complex="bold"/>
    </style:style>
    <style:style style:name="T625" style:family="text">
      <style:text-properties fo:font-weight="bold" style:font-weight-asian="bold" style:font-weight-complex="bold"/>
    </style:style>
    <style:style style:name="T626" style:family="text">
      <style:text-properties fo:font-weight="bold" style:font-weight-asian="bold" style:font-weight-complex="bold"/>
    </style:style>
    <style:style style:name="T627" style:family="text">
      <style:text-properties fo:font-weight="bold" style:font-weight-asian="bold" style:font-weight-complex="bold"/>
    </style:style>
    <style:style style:name="T628" style:family="text">
      <style:text-properties fo:font-weight="bold" style:font-weight-asian="bold" style:font-weight-complex="bold"/>
    </style:style>
    <style:style style:name="T629" style:family="text">
      <style:text-properties fo:font-weight="bold" style:font-weight-asian="bold" style:font-weight-complex="bold"/>
    </style:style>
    <style:style style:name="T630" style:family="text">
      <style:text-properties fo:font-weight="bold" style:font-weight-asian="bold" style:font-weight-complex="bold"/>
    </style:style>
    <style:style style:name="T631" style:family="text">
      <style:text-properties fo:font-weight="bold" style:font-weight-asian="bold" style:font-weight-complex="bold"/>
    </style:style>
    <style:style style:name="T632" style:family="text">
      <style:text-properties fo:font-weight="bold" style:font-weight-asian="bold" style:font-weight-complex="bold"/>
    </style:style>
    <style:style style:name="T633" style:family="text">
      <style:text-properties fo:font-weight="bold" style:font-weight-asian="bold" style:font-weight-complex="bold"/>
    </style:style>
    <style:style style:name="T634" style:family="text">
      <style:text-properties fo:font-weight="bold" style:font-weight-asian="bold" style:font-weight-complex="bold"/>
    </style:style>
    <style:style style:name="T635" style:family="text">
      <style:text-properties fo:font-weight="bold" style:font-weight-asian="bold" style:font-weight-complex="bold"/>
    </style:style>
    <style:style style:name="T636" style:family="text">
      <style:text-properties fo:font-weight="bold" style:font-weight-asian="bold" style:font-weight-complex="bold"/>
    </style:style>
    <style:style style:name="T637" style:family="text">
      <style:text-properties fo:font-weight="bold" style:font-weight-asian="bold" style:font-weight-complex="bold"/>
    </style:style>
    <style:style style:name="T638" style:family="text">
      <style:text-properties fo:font-weight="bold" style:font-weight-asian="bold" style:font-weight-complex="bold"/>
    </style:style>
    <style:style style:name="T639" style:family="text">
      <style:text-properties fo:font-weight="bold" style:font-weight-asian="bold" style:font-weight-complex="bold"/>
    </style:style>
    <style:style style:name="T640" style:family="text">
      <style:text-properties fo:font-weight="bold" style:font-weight-asian="bold" style:font-weight-complex="bold"/>
    </style:style>
    <style:style style:name="T641" style:family="text">
      <style:text-properties fo:font-weight="bold" style:font-weight-asian="bold" style:font-weight-complex="bold"/>
    </style:style>
    <style:style style:name="T642" style:family="text">
      <style:text-properties fo:font-weight="bold" style:font-weight-asian="bold" style:font-weight-complex="bold"/>
    </style:style>
    <style:style style:name="T643" style:family="text">
      <style:text-properties fo:font-weight="bold" style:font-weight-asian="bold" style:font-weight-complex="bold"/>
    </style:style>
    <style:style style:name="T644" style:family="text">
      <style:text-properties fo:font-weight="bold" style:font-weight-asian="bold" style:font-weight-complex="bold"/>
    </style:style>
    <style:style style:name="T645" style:family="text">
      <style:text-properties fo:font-weight="bold" style:font-weight-asian="bold" style:font-weight-complex="bold"/>
    </style:style>
    <style:style style:name="T646" style:family="text">
      <style:text-properties fo:font-weight="bold" style:font-weight-asian="bold" style:font-weight-complex="bold"/>
    </style:style>
    <style:style style:name="T647" style:family="text">
      <style:text-properties fo:font-weight="bold" style:font-weight-asian="bold" style:font-weight-complex="bold"/>
    </style:style>
    <style:style style:name="T648" style:family="text">
      <style:text-properties fo:font-weight="bold" style:font-weight-asian="bold" style:font-weight-complex="bold"/>
    </style:style>
    <style:style style:name="T649" style:family="text">
      <style:text-properties fo:font-weight="bold" style:font-weight-asian="bold" style:font-weight-complex="bold"/>
    </style:style>
    <style:style style:name="T650" style:family="text">
      <style:text-properties fo:font-weight="bold" style:font-weight-asian="bold" style:font-weight-complex="bold"/>
    </style:style>
    <style:style style:name="T651" style:family="text">
      <style:text-properties fo:font-weight="bold" style:font-weight-asian="bold" style:font-weight-complex="bold"/>
    </style:style>
    <style:style style:name="T652" style:family="text">
      <style:text-properties fo:font-weight="bold" style:font-weight-asian="bold" style:font-weight-complex="bold"/>
    </style:style>
    <style:style style:name="T653" style:family="text">
      <style:text-properties fo:font-weight="bold" style:font-weight-asian="bold" style:font-weight-complex="bold"/>
    </style:style>
    <style:style style:name="T654" style:family="text">
      <style:text-properties fo:font-weight="bold" style:font-weight-asian="bold" style:font-weight-complex="bold"/>
    </style:style>
    <style:style style:name="T655" style:family="text">
      <style:text-properties fo:font-weight="bold" style:font-weight-asian="bold" style:font-weight-complex="bold"/>
    </style:style>
    <style:style style:name="T656" style:family="text">
      <style:text-properties fo:font-weight="bold" style:font-weight-asian="bold" style:font-weight-complex="bold"/>
    </style:style>
    <style:style style:name="T657" style:family="text">
      <style:text-properties fo:font-weight="bold" style:font-weight-asian="bold" style:font-weight-complex="bold"/>
    </style:style>
    <style:style style:name="T658" style:family="text">
      <style:text-properties fo:font-weight="bold" style:font-weight-asian="bold" style:font-weight-complex="bold"/>
    </style:style>
    <style:style style:name="T659" style:family="text">
      <style:text-properties fo:font-weight="bold" style:font-weight-asian="bold" style:font-weight-complex="bold"/>
    </style:style>
    <style:style style:name="T660" style:family="text">
      <style:text-properties fo:font-weight="bold" style:font-weight-asian="bold" style:font-weight-complex="bold"/>
    </style:style>
    <style:style style:name="T661" style:family="text">
      <style:text-properties fo:font-weight="bold" style:font-weight-asian="bold" style:font-weight-complex="bold"/>
    </style:style>
    <style:style style:name="T662" style:family="text">
      <style:text-properties fo:font-weight="bold" style:font-weight-asian="bold" style:font-weight-complex="bold"/>
    </style:style>
    <style:style style:name="T663" style:family="text">
      <style:text-properties fo:font-weight="bold" style:font-weight-asian="bold" style:font-weight-complex="bold"/>
    </style:style>
    <style:style style:name="T664" style:family="text">
      <style:text-properties fo:font-weight="bold" style:font-weight-asian="bold" style:font-weight-complex="bold"/>
    </style:style>
    <style:style style:name="T665" style:family="text">
      <style:text-properties fo:font-weight="bold" style:font-weight-asian="bold" style:font-weight-complex="bold"/>
    </style:style>
    <style:style style:name="T666" style:family="text">
      <style:text-properties fo:font-weight="bold" style:font-weight-asian="bold" style:font-weight-complex="bold"/>
    </style:style>
    <style:style style:name="T667" style:family="text">
      <style:text-properties fo:font-weight="bold" style:font-weight-asian="bold" style:font-weight-complex="bold"/>
    </style:style>
    <style:style style:name="T668" style:family="text">
      <style:text-properties fo:font-weight="bold" style:font-weight-asian="bold" style:font-weight-complex="bold"/>
    </style:style>
    <style:style style:name="T669" style:family="text">
      <style:text-properties fo:font-weight="bold" style:font-weight-asian="bold" style:font-weight-complex="bold"/>
    </style:style>
    <style:style style:name="T670" style:family="text">
      <style:text-properties fo:font-weight="bold" style:font-weight-asian="bold" style:font-weight-complex="bold"/>
    </style:style>
    <style:style style:name="T671" style:family="text">
      <style:text-properties fo:font-weight="bold" style:font-weight-asian="bold" style:font-weight-complex="bold"/>
    </style:style>
    <style:style style:name="T672" style:family="text">
      <style:text-properties fo:font-weight="bold" style:font-weight-asian="bold" style:font-weight-complex="bold"/>
    </style:style>
    <style:style style:name="T673" style:family="text">
      <style:text-properties fo:font-weight="bold" style:font-weight-asian="bold" style:font-weight-complex="bold"/>
    </style:style>
    <style:style style:name="T674" style:family="text">
      <style:text-properties fo:font-weight="bold" style:font-weight-asian="bold" style:font-weight-complex="bold"/>
    </style:style>
    <style:style style:name="T675" style:family="text">
      <style:text-properties fo:font-weight="bold" style:font-weight-asian="bold" style:font-weight-complex="bold"/>
    </style:style>
    <style:style style:name="T676" style:family="text">
      <style:text-properties fo:font-weight="bold" style:font-weight-asian="bold" style:font-weight-complex="bold"/>
    </style:style>
    <style:style style:name="T677" style:family="text">
      <style:text-properties fo:font-weight="bold" style:font-weight-asian="bold" style:font-weight-complex="bold"/>
    </style:style>
    <style:style style:name="T678" style:family="text">
      <style:text-properties fo:font-weight="bold" style:font-weight-asian="bold" style:font-weight-complex="bold"/>
    </style:style>
    <style:style style:name="T679" style:family="text">
      <style:text-properties fo:font-weight="bold" style:font-weight-asian="bold" style:font-weight-complex="bold"/>
    </style:style>
    <style:style style:name="T680" style:family="text">
      <style:text-properties fo:font-weight="bold" style:font-weight-asian="bold" style:font-weight-complex="bold"/>
    </style:style>
    <style:style style:name="T681" style:family="text">
      <style:text-properties fo:font-weight="bold" style:font-weight-asian="bold" style:font-weight-complex="bold"/>
    </style:style>
    <style:style style:name="T682" style:family="text">
      <style:text-properties fo:font-weight="bold" style:font-weight-asian="bold" style:font-weight-complex="bold"/>
    </style:style>
    <style:style style:name="T683" style:family="text">
      <style:text-properties fo:font-weight="bold" style:font-weight-asian="bold" style:font-weight-complex="bold"/>
    </style:style>
    <style:style style:name="T684" style:family="text">
      <style:text-properties fo:font-weight="bold" style:font-weight-asian="bold" style:font-weight-complex="bold"/>
    </style:style>
    <style:style style:name="T685" style:family="text">
      <style:text-properties fo:font-weight="bold" style:font-weight-asian="bold" style:font-weight-complex="bold"/>
    </style:style>
    <style:style style:name="T686" style:family="text">
      <style:text-properties fo:font-weight="bold" style:font-weight-asian="bold" style:font-weight-complex="bold"/>
    </style:style>
    <style:style style:name="T687" style:family="text">
      <style:text-properties fo:font-weight="bold" style:font-weight-asian="bold" style:font-weight-complex="bold"/>
    </style:style>
    <style:style style:name="T688" style:family="text">
      <style:text-properties fo:font-weight="bold" style:font-weight-asian="bold" style:font-weight-complex="bold"/>
    </style:style>
    <style:style style:name="T689" style:family="text">
      <style:text-properties fo:font-weight="bold" style:font-weight-asian="bold" style:font-weight-complex="bold"/>
    </style:style>
    <style:style style:name="T690" style:family="text">
      <style:text-properties fo:font-weight="bold" style:font-weight-asian="bold" style:font-weight-complex="bold"/>
    </style:style>
    <style:style style:name="T691" style:family="text">
      <style:text-properties fo:font-weight="bold" style:font-weight-asian="bold" style:font-weight-complex="bold"/>
    </style:style>
    <style:style style:name="T692" style:family="text">
      <style:text-properties fo:font-weight="bold" style:font-weight-asian="bold" style:font-weight-complex="bold"/>
    </style:style>
    <style:style style:name="T693" style:family="text">
      <style:text-properties fo:font-weight="bold" style:font-weight-asian="bold" style:font-weight-complex="bold"/>
    </style:style>
    <style:style style:name="T694" style:family="text">
      <style:text-properties fo:font-weight="bold" style:font-weight-asian="bold" style:font-weight-complex="bold"/>
    </style:style>
    <style:style style:name="T695" style:family="text">
      <style:text-properties fo:font-weight="bold" style:font-weight-asian="bold" style:font-weight-complex="bold"/>
    </style:style>
    <style:style style:name="T696" style:family="text">
      <style:text-properties fo:font-weight="bold" style:font-weight-asian="bold" style:font-weight-complex="bold"/>
    </style:style>
    <style:style style:name="T697" style:family="text">
      <style:text-properties fo:font-weight="bold" style:font-weight-asian="bold" style:font-weight-complex="bold"/>
    </style:style>
    <style:style style:name="T698" style:family="text">
      <style:text-properties fo:font-weight="bold" style:font-weight-asian="bold" style:font-weight-complex="bold"/>
    </style:style>
    <style:style style:name="T699" style:family="text">
      <style:text-properties fo:font-weight="bold" style:font-weight-asian="bold" style:font-weight-complex="bold"/>
    </style:style>
  </office:automatic-styles>
  <office:body>
    <office:text>
      <text:h text:style-name="Heading_20_1" text:outline-level="1">Case Study - Village Land Campaign </text:h>
      <text:p text:style-name="First_20_paragraph"><text:span text:style-name="T1">Case</text:span><text:span text:style-name="T2"> </text:span><text:span text:style-name="T3">study</text:span><text:span text:style-name="T4"> </text:span><text:span text:style-name="T5">(short</text:span><text:span text:style-name="T6"> </text:span><text:span text:style-name="T7">template)</text:span></text:p>
      <text:p text:style-name="Text_20_body"><text:span text:style-name="T8">What</text:span><text:span text:style-name="T9"> </text:span><text:span text:style-name="T10">was</text:span><text:span text:style-name="T11"> </text:span><text:span text:style-name="T12">the</text:span><text:span text:style-name="T13"> </text:span><text:span text:style-name="T14">name</text:span><text:span text:style-name="T15"> </text:span><text:span text:style-name="T16">of</text:span><text:span text:style-name="T17"> </text:span><text:span text:style-name="T18">the</text:span><text:span text:style-name="T19"> </text:span><text:span text:style-name="T20">campaign</text:span><text:span text:style-name="T21"> </text:span><text:span text:style-name="T22">or</text:span><text:span text:style-name="T23"> </text:span><text:span text:style-name="T24">action?</text:span></text:p>
      <text:p text:style-name="Text_20_body"><text:span text:style-name="T25">ကမ္ပိန္း</text:span><text:span text:style-name="T26"> </text:span><text:span text:style-name="T27">(သုိ့)</text:span><text:span text:style-name="T28"> </text:span><text:span text:style-name="T29">လႈပ္ရွားမႈရဲ</text:span><text:span text:style-name="T30"> </text:span><text:span text:style-name="T31">့အမည္</text:span><text:span text:style-name="T32"> </text:span><text:span text:style-name="T33">?</text:span></text:p>
      <text:p text:style-name="Text_20_body"><text:span text:style-name="T34">Village</text:span><text:span text:style-name="T35"> </text:span><text:span text:style-name="T36">Land</text:span><text:span text:style-name="T37"> </text:span><text:span text:style-name="T38">Campaign</text:span></text:p>
      <text:p text:style-name="Text_20_body"><text:span text:style-name="T39">What</text:span><text:span text:style-name="T40"> </text:span><text:span text:style-name="T41">was</text:span><text:span text:style-name="T42"> </text:span><text:span text:style-name="T43">the</text:span><text:span text:style-name="T44"> </text:span><text:span text:style-name="T45">goal?</text:span></text:p>
      <text:p text:style-name="Text_20_body"><text:span text:style-name="T46">အဲဒီ</text:span><text:span text:style-name="T47"> </text:span><text:span text:style-name="T48">ကမ္ပိန္း</text:span><text:span text:style-name="T49"> </text:span><text:span text:style-name="T50">(သုိ့)</text:span><text:span text:style-name="T51"> </text:span><text:span text:style-name="T52">လႈပ္ရွားမႈရဲ</text:span><text:span text:style-name="T53"> </text:span><text:span text:style-name="T54">့ပန္းတုိ္င္?</text:span></text:p>
      <text:p text:style-name="Text_20_body"><text:span text:style-name="T55">To</text:span><text:span text:style-name="T56"> </text:span><text:span text:style-name="T57">restore</text:span><text:span text:style-name="T58"> </text:span><text:span text:style-name="T59">the</text:span><text:span text:style-name="T60"> </text:span><text:span text:style-name="T61">village</text:span><text:span text:style-name="T62"> </text:span><text:span text:style-name="T63">land</text:span><text:span text:style-name="T64"> </text:span><text:span text:style-name="T65">for</text:span><text:span text:style-name="T66"> </text:span><text:span text:style-name="T67">all</text:span><text:span text:style-name="T68"> </text:span><text:span text:style-name="T69">195</text:span><text:span text:style-name="T70"> </text:span><text:span text:style-name="T71">households</text:span><text:span text:style-name="T72"> </text:span><text:span text:style-name="T73">by</text:span><text:span text:style-name="T74"> </text:span><text:span text:style-name="T75">village</text:span><text:span text:style-name="T76"> </text:span><text:span text:style-name="T77">leaders.</text:span><text:span text:style-name="T78"> </text:span></text:p>
      <text:p text:style-name="Text_20_body"><text:span text:style-name="T79">What</text:span><text:span text:style-name="T80"> </text:span><text:span text:style-name="T81">was</text:span><text:span text:style-name="T82"> </text:span><text:span text:style-name="T83">one</text:span><text:span text:style-name="T84"> </text:span><text:span text:style-name="T85">main</text:span><text:span text:style-name="T86"> </text:span><text:span text:style-name="T87">tactic</text:span><text:span text:style-name="T88"> </text:span><text:span text:style-name="T89">that</text:span><text:span text:style-name="T90"> </text:span><text:span text:style-name="T91">was</text:span><text:span text:style-name="T92"> </text:span><text:span text:style-name="T93">used,</text:span><text:span text:style-name="T94"> </text:span><text:span text:style-name="T95">and</text:span><text:span text:style-name="T96"> </text:span><text:span text:style-name="T97">how</text:span><text:span text:style-name="T98"> </text:span><text:span text:style-name="T99">was</text:span><text:span text:style-name="T100"> </text:span><text:span text:style-name="T101">it</text:span><text:span text:style-name="T102"> </text:span><text:span text:style-name="T103">used?</text:span></text:p>
      <text:p text:style-name="Text_20_body"><text:span text:style-name="T104">အဲဒီ</text:span><text:span text:style-name="T105"> </text:span><text:span text:style-name="T106">ကမ္ပိန္း</text:span><text:span text:style-name="T107"> </text:span><text:span text:style-name="T108">(သုိ့)</text:span><text:span text:style-name="T109"> </text:span><text:span text:style-name="T110">လႈပ္ရွားမႈမွာ</text:span><text:span text:style-name="T111"> </text:span><text:span text:style-name="T112">သံုးသြားတဲ့</text:span><text:span text:style-name="T113"> </text:span><text:span text:style-name="T114">အဓိက</text:span><text:span text:style-name="T115"> </text:span><text:span text:style-name="T116">နည္းဗ်ဴဟာက</text:span><text:span text:style-name="T117"> </text:span><text:span text:style-name="T118">ဘာၿဖစ္မလဲ?</text:span><text:span text:style-name="T119"> </text:span><text:span text:style-name="T120">အဲဒီ</text:span><text:span text:style-name="T121"> </text:span><text:span text:style-name="T122">နည္းဗ်ဴဟာကုိ</text:span><text:span text:style-name="T123"> </text:span><text:span text:style-name="T124">ဘယ္လုိ</text:span><text:span text:style-name="T125"> </text:span><text:span text:style-name="T126">သံုးသြားခဲ့လဲ?</text:span></text:p>
      <text:p text:style-name="Text_20_body"><text:span text:style-name="T127">-</text:span><text:span text:style-name="T128"> </text:span><text:span text:style-name="T129">Media</text:span><text:span text:style-name="T130"> </text:span><text:span text:style-name="T131">Coverage</text:span></text:p>
      <text:p text:style-name="Text_20_body"><text:span text:style-name="T132">-</text:span><text:span text:style-name="T133"> </text:span><text:span text:style-name="T134">Advocacy</text:span><text:span text:style-name="T135"> </text:span><text:span text:style-name="T136">Letter</text:span><text:span text:style-name="T137"> </text:span><text:span text:style-name="T138">/</text:span><text:span text:style-name="T139"> </text:span><text:span text:style-name="T140">meeting</text:span><text:span text:style-name="T141"> </text:span><text:span text:style-name="T142">first</text:span><text:span text:style-name="T143"> </text:span><text:span text:style-name="T144">with</text:span><text:span text:style-name="T145"> </text:span><text:span text:style-name="T146">township</text:span><text:span text:style-name="T147"> </text:span><text:span text:style-name="T148">authorities,</text:span><text:span text:style-name="T149"> </text:span><text:span text:style-name="T150">district</text:span><text:span text:style-name="T151"> </text:span><text:span text:style-name="T152">authorities,</text:span><text:span text:style-name="T153"> </text:span><text:span text:style-name="T154">regional</text:span><text:span text:style-name="T155"> </text:span><text:span text:style-name="T156">authorities</text:span><text:span text:style-name="T157"> </text:span><text:span text:style-name="T158">and</text:span><text:span text:style-name="T159"> </text:span><text:span text:style-name="T160">Nay</text:span><text:span text:style-name="T161"> </text:span><text:span text:style-name="T162">Pyi</text:span><text:span text:style-name="T163"> </text:span><text:span text:style-name="T164">Daw</text:span><text:span text:style-name="T165"> </text:span><text:span text:style-name="T166">(main</text:span><text:span text:style-name="T167"> </text:span><text:span text:style-name="T168">capital</text:span><text:span text:style-name="T169"> </text:span><text:span text:style-name="T170">of</text:span><text:span text:style-name="T171"> </text:span><text:span text:style-name="T172">Myanmar)</text:span><text:span text:style-name="T173"> </text:span></text:p>
      <text:p text:style-name="Text_20_body"><text:span text:style-name="T174">-</text:span><text:span text:style-name="T175"> </text:span><text:span text:style-name="T176">Showing</text:span><text:span text:style-name="T177"> </text:span><text:span text:style-name="T178">power</text:span><text:span text:style-name="T179"> </text:span><text:span text:style-name="T180">in</text:span><text:span text:style-name="T181"> </text:span><text:span text:style-name="T182">solidarity</text:span><text:span text:style-name="T183"> </text:span><text:span text:style-name="T184">of</text:span><text:span text:style-name="T185"> </text:span><text:span text:style-name="T186">thousand</text:span><text:span text:style-name="T187"> </text:span><text:span text:style-name="T188">villagers</text:span><text:span text:style-name="T189"> </text:span><text:span text:style-name="T190">of</text:span><text:span text:style-name="T191"> </text:span><text:span text:style-name="T192">a</text:span><text:span text:style-name="T193"> </text:span><text:span text:style-name="T194">village</text:span><text:span text:style-name="T195"> </text:span><text:span text:style-name="T196">when</text:span><text:span text:style-name="T197"> </text:span><text:span text:style-name="T198">five</text:span><text:span text:style-name="T199"> </text:span><text:span text:style-name="T200">village</text:span><text:span text:style-name="T201"> </text:span><text:span text:style-name="T202">leaders</text:span><text:span text:style-name="T203"> </text:span><text:span text:style-name="T204">are</text:span><text:span text:style-name="T205"> </text:span><text:span text:style-name="T206">asked</text:span><text:span text:style-name="T207"> </text:span><text:span text:style-name="T208">to</text:span><text:span text:style-name="T209"> </text:span><text:span text:style-name="T210">come</text:span><text:span text:style-name="T211"> </text:span><text:span text:style-name="T212">meet</text:span><text:span text:style-name="T213"> </text:span><text:span text:style-name="T214">the</text:span><text:span text:style-name="T215"> </text:span><text:span text:style-name="T216">authorities</text:span><text:span text:style-name="T217"> </text:span><text:span text:style-name="T218">in</text:span><text:span text:style-name="T219"> </text:span><text:span text:style-name="T220">the</text:span><text:span text:style-name="T221"> </text:span><text:span text:style-name="T222">township.</text:span><text:span text:style-name="T223"> </text:span><text:span text:style-name="T224">All</text:span><text:span text:style-name="T225"> </text:span><text:span text:style-name="T226">villagers</text:span><text:span text:style-name="T227"> </text:span><text:span text:style-name="T228">went</text:span><text:span text:style-name="T229"> </text:span><text:span text:style-name="T230">to</text:span><text:span text:style-name="T231"> </text:span><text:span text:style-name="T232">see</text:span><text:span text:style-name="T233"> </text:span><text:span text:style-name="T234">the</text:span><text:span text:style-name="T235"> </text:span><text:span text:style-name="T236">authorities.</text:span><text:span text:style-name="T237"> </text:span></text:p>
      <text:p text:style-name="Text_20_body"><text:span text:style-name="T238">-</text:span><text:span text:style-name="T239"> </text:span><text:span text:style-name="T240">Protesting</text:span></text:p>
      <text:p text:style-name="Text_20_body"><text:span text:style-name="T241">-</text:span><text:span text:style-name="T242"> </text:span><text:span text:style-name="T243">Letter</text:span><text:span text:style-name="T244"> </text:span><text:span text:style-name="T245">to</text:span><text:span text:style-name="T246"> </text:span><text:span text:style-name="T247">parliaments</text:span><text:span text:style-name="T248"> </text:span><text:span text:style-name="T249">and</text:span><text:span text:style-name="T250"> </text:span><text:span text:style-name="T251">personal</text:span><text:span text:style-name="T252"> </text:span><text:span text:style-name="T253">advocacy</text:span><text:span text:style-name="T254"> </text:span><text:span text:style-name="T255">to</text:span><text:span text:style-name="T256"> </text:span><text:span text:style-name="T257">parliamentarians</text:span><text:span text:style-name="T258"> </text:span></text:p>
      <text:p text:style-name="Text_20_body"><text:span text:style-name="T259">Was</text:span><text:span text:style-name="T260"> </text:span><text:span text:style-name="T261">the</text:span><text:span text:style-name="T262"> </text:span><text:span text:style-name="T263">campaign/action</text:span><text:span text:style-name="T264"> </text:span><text:span text:style-name="T265">effective</text:span><text:span text:style-name="T266"> </text:span><text:span text:style-name="T267">or</text:span><text:span text:style-name="T268"> </text:span><text:span text:style-name="T269">ineffective,</text:span><text:span text:style-name="T270"> </text:span><text:span text:style-name="T271">and</text:span><text:span text:style-name="T272"> </text:span><text:span text:style-name="T273">why?</text:span></text:p>
      <text:p text:style-name="Text_20_body"><text:span text:style-name="T274">အဲဒီ</text:span><text:span text:style-name="T275"> </text:span><text:span text:style-name="T276">ကမ္ပိန္း</text:span><text:span text:style-name="T277"> </text:span><text:span text:style-name="T278">(သုိ့)</text:span><text:span text:style-name="T279"> </text:span><text:span text:style-name="T280">လႈပ္ရွားမႈ</text:span><text:span text:style-name="T281"> </text:span><text:span text:style-name="T282">ဟာ</text:span><text:span text:style-name="T283"> </text:span><text:span text:style-name="T284">အကိ်ဳးရွိခဲ့လား၊</text:span><text:span text:style-name="T285"> </text:span><text:span text:style-name="T286">အက်ိဳးမရွိခဲ့ဘူးလား</text:span><text:span text:style-name="T287"> </text:span><text:span text:style-name="T288">?</text:span><text:span text:style-name="T289"> </text:span><text:span text:style-name="T290">ဘာေၾကာင့္လဲ?</text:span></text:p>
      <text:p text:style-name="Text_20_body"><text:span text:style-name="T291">Yes,</text:span><text:span text:style-name="T292"> </text:span><text:span text:style-name="T293">it</text:span><text:span text:style-name="T294"> </text:span><text:span text:style-name="T295">is.</text:span></text:p>
      <text:p text:style-name="Text_20_body"><text:span text:style-name="T296">Because</text:span><text:span text:style-name="T297"> </text:span><text:span text:style-name="T298">of</text:span><text:span text:style-name="T299"> </text:span><text:span text:style-name="T300">media</text:span><text:span text:style-name="T301"> </text:span><text:span text:style-name="T302">coverage,</text:span><text:span text:style-name="T303"> </text:span><text:span text:style-name="T304">the</text:span><text:span text:style-name="T305"> </text:span><text:span text:style-name="T306">authorities</text:span><text:span text:style-name="T307"> </text:span><text:span text:style-name="T308">gave</text:span><text:span text:style-name="T309"> </text:span><text:span text:style-name="T310">attention</text:span><text:span text:style-name="T311"> </text:span><text:span text:style-name="T312">and</text:span><text:span text:style-name="T313"> </text:span><text:span text:style-name="T314">ask</text:span><text:span text:style-name="T315"> </text:span><text:span text:style-name="T316">the</text:span><text:span text:style-name="T317"> </text:span><text:span text:style-name="T318">group</text:span><text:span text:style-name="T319"> </text:span><text:span text:style-name="T320">personally</text:span><text:span text:style-name="T321"> </text:span><text:span text:style-name="T322">to</text:span><text:span text:style-name="T323"> </text:span><text:span text:style-name="T324">talk</text:span><text:span text:style-name="T325"> </text:span><text:span text:style-name="T326">with</text:span><text:span text:style-name="T327"> </text:span><text:span text:style-name="T328">prime</text:span><text:span text:style-name="T329"> </text:span><text:span text:style-name="T330">minister.</text:span></text:p>
      <text:p text:style-name="Text_20_body"><text:span text:style-name="T331">Because</text:span><text:span text:style-name="T332"> </text:span><text:span text:style-name="T333">of</text:span><text:span text:style-name="T334"> </text:span><text:span text:style-name="T335">submitting</text:span><text:span text:style-name="T336"> </text:span><text:span text:style-name="T337">to</text:span><text:span text:style-name="T338"> </text:span><text:span text:style-name="T339">parliament,</text:span><text:span text:style-name="T340"> </text:span><text:span text:style-name="T341">the</text:span><text:span text:style-name="T342"> </text:span><text:span text:style-name="T343">parliamentarians</text:span><text:span text:style-name="T344"> </text:span><text:span text:style-name="T345">gave</text:span><text:span text:style-name="T346"> </text:span><text:span text:style-name="T347">half</text:span><text:span text:style-name="T348"> </text:span><text:span text:style-name="T349">of</text:span><text:span text:style-name="T350"> </text:span><text:span text:style-name="T351">the</text:span><text:span text:style-name="T352"> </text:span><text:span text:style-name="T353">budget</text:span><text:span text:style-name="T354"> </text:span><text:span text:style-name="T355">from</text:span><text:span text:style-name="T356"> </text:span><text:span text:style-name="T357">parliamentarians’</text:span><text:span text:style-name="T358"> </text:span><text:span text:style-name="T359">budget.</text:span></text:p>
      <text:p text:style-name="Text_20_body"><text:span text:style-name="T360">Because</text:span><text:span text:style-name="T361"> </text:span><text:span text:style-name="T362">of</text:span><text:span text:style-name="T363"> </text:span><text:span text:style-name="T364">having</text:span><text:span text:style-name="T365"> </text:span><text:span text:style-name="T366">protest,</text:span><text:span text:style-name="T367"> </text:span><text:span text:style-name="T368">we</text:span><text:span text:style-name="T369"> </text:span><text:span text:style-name="T370">got</text:span><text:span text:style-name="T371"> </text:span><text:span text:style-name="T372">the</text:span><text:span text:style-name="T373"> </text:span><text:span text:style-name="T374">impact</text:span><text:span text:style-name="T375"> </text:span><text:span text:style-name="T376">and</text:span><text:span text:style-name="T377"> </text:span><text:span text:style-name="T378">the</text:span><text:span text:style-name="T379"> </text:span><text:span text:style-name="T380">results</text:span><text:span text:style-name="T381"> </text:span><text:span text:style-name="T382">quickly.</text:span></text:p>
      <text:p text:style-name="Text_20_body"><text:span text:style-name="T383">Because</text:span><text:span text:style-name="T384"> </text:span><text:span text:style-name="T385">of</text:span><text:span text:style-name="T386"> </text:span><text:span text:style-name="T387">the</text:span><text:span text:style-name="T388"> </text:span><text:span text:style-name="T389">tactics</text:span><text:span text:style-name="T390"> </text:span><text:span text:style-name="T391">we</text:span><text:span text:style-name="T392"> </text:span><text:span text:style-name="T393">used,</text:span><text:span text:style-name="T394"> </text:span><text:span text:style-name="T395">180</text:span><text:span text:style-name="T396"> </text:span><text:span text:style-name="T397">out</text:span><text:span text:style-name="T398"> </text:span><text:span text:style-name="T399">of</text:span><text:span text:style-name="T400"> </text:span><text:span text:style-name="T401">195</text:span><text:span text:style-name="T402"> </text:span><text:span text:style-name="T403">got</text:span><text:span text:style-name="T404"> </text:span><text:span text:style-name="T405">their</text:span><text:span text:style-name="T406"> </text:span><text:span text:style-name="T407">land</text:span><text:span text:style-name="T408"> </text:span><text:span text:style-name="T409">back.</text:span><text:span text:style-name="T410"> </text:span><text:span text:style-name="T411">For</text:span><text:span text:style-name="T412"> </text:span><text:span text:style-name="T413">the</text:span><text:span text:style-name="T414"> </text:span><text:span text:style-name="T415">other</text:span><text:span text:style-name="T416"> </text:span><text:span text:style-name="T417">15</text:span><text:span text:style-name="T418"> </text:span><text:span text:style-name="T419">houses,  getting</text:span><text:span text:style-name="T420"> </text:span><text:span text:style-name="T421">back</text:span><text:span text:style-name="T422"> </text:span><text:span text:style-name="T423">their</text:span><text:span text:style-name="T424"> </text:span><text:span text:style-name="T425">land</text:span><text:span text:style-name="T426"> </text:span><text:span text:style-name="T427">is</text:span><text:span text:style-name="T428"> </text:span><text:span text:style-name="T429">not</text:span><text:span text:style-name="T430"> </text:span><text:span text:style-name="T431">that</text:span><text:span text:style-name="T432"> </text:span><text:span text:style-name="T433">high</text:span><text:span text:style-name="T434"> </text:span><text:span text:style-name="T435">priority</text:span><text:span text:style-name="T436"> </text:span><text:span text:style-name="T437">for</text:span><text:span text:style-name="T438"> </text:span><text:span text:style-name="T439">them.</text:span><text:span text:style-name="T440"> </text:span><text:span text:style-name="T441"> </text:span></text:p>
      <text:p text:style-name="Text_20_body"><text:span text:style-name="T442">What</text:span><text:span text:style-name="T443"> </text:span><text:span text:style-name="T444">are</text:span><text:span text:style-name="T445"> </text:span><text:span text:style-name="T446">some</text:span><text:span text:style-name="T447"> </text:span><text:span text:style-name="T448">key</text:span><text:span text:style-name="T449"> </text:span><text:span text:style-name="T450">lessons</text:span><text:span text:style-name="T451"> </text:span><text:span text:style-name="T452">that</text:span><text:span text:style-name="T453"> </text:span><text:span text:style-name="T454">other</text:span><text:span text:style-name="T455"> </text:span><text:span text:style-name="T456">activists</text:span><text:span text:style-name="T457"> </text:span><text:span text:style-name="T458">could</text:span><text:span text:style-name="T459"> </text:span><text:span text:style-name="T460">learn</text:span><text:span text:style-name="T461"> </text:span><text:span text:style-name="T462">from</text:span><text:span text:style-name="T463"> </text:span><text:span text:style-name="T464">this?</text:span></text:p>
      <text:p text:style-name="Text_20_body"><text:span text:style-name="T465">အဲဒီ</text:span><text:span text:style-name="T466"> </text:span><text:span text:style-name="T467">ကမ္ပိန္း</text:span><text:span text:style-name="T468"> </text:span><text:span text:style-name="T469">(သုိ့)</text:span><text:span text:style-name="T470"> </text:span><text:span text:style-name="T471">လႈပ္ရွားမႈကေန</text:span><text:span text:style-name="T472"> </text:span><text:span text:style-name="T473">activist</text:span><text:span text:style-name="T474"> </text:span><text:span text:style-name="T475">(လႈပ္ရွားတတ္ၾကြသူေတြ)</text:span><text:span text:style-name="T476"> </text:span><text:span text:style-name="T477">အဓိက</text:span><text:span text:style-name="T478"> </text:span><text:span text:style-name="T479">သင္ယူမိတဲ့</text:span><text:span text:style-name="T480"> </text:span><text:span text:style-name="T481">သင္ခန္းစာေတြက?</text:span><text:span text:style-name="T482"> </text:span></text:p>
      <text:p text:style-name="Text_20_body"><text:span text:style-name="T483">“</text:span><text:span text:style-name="T484"> </text:span><text:span text:style-name="T485">Unity</text:span><text:span text:style-name="T486"> </text:span><text:span text:style-name="T487">is</text:span><text:span text:style-name="T488"> </text:span><text:span text:style-name="T489">Strength”</text:span><text:span text:style-name="T490"> </text:span><text:span text:style-name="T491">,</text:span><text:span text:style-name="T492"> </text:span><text:span text:style-name="T493">a</text:span><text:span text:style-name="T494"> </text:span><text:span text:style-name="T495">banner</text:span><text:span text:style-name="T496"> </text:span><text:span text:style-name="T497">that</text:span><text:span text:style-name="T498"> </text:span><text:span text:style-name="T499">posted</text:span><text:span text:style-name="T500"> </text:span><text:span text:style-name="T501">right</text:span><text:span text:style-name="T502"> </text:span><text:span text:style-name="T503">beside</text:span><text:span text:style-name="T504"> </text:span><text:span text:style-name="T505">the</text:span><text:span text:style-name="T506"> </text:span><text:span text:style-name="T507">main</text:span><text:span text:style-name="T508"> </text:span><text:span text:style-name="T509">road</text:span><text:span text:style-name="T510"> </text:span><text:span text:style-name="T511">where</text:span><text:span text:style-name="T512"> </text:span><text:span text:style-name="T513">visitors</text:span><text:span text:style-name="T514"> </text:span><text:span text:style-name="T515">can</text:span><text:span text:style-name="T516"> </text:span><text:span text:style-name="T517">see.</text:span><text:span text:style-name="T518"> </text:span></text:p>
      <text:p text:style-name="Text_20_body"><text:span text:style-name="T519">Where</text:span><text:span text:style-name="T520"> </text:span><text:span text:style-name="T521">can</text:span><text:span text:style-name="T522"> </text:span><text:span text:style-name="T523">people</text:span><text:span text:style-name="T524"> </text:span><text:span text:style-name="T525">learn</text:span><text:span text:style-name="T526"> </text:span><text:span text:style-name="T527">more?</text:span></text:p>
      <text:p text:style-name="Text_20_body"><text:span text:style-name="T528">အဲဒီ</text:span><text:span text:style-name="T529"> </text:span><text:span text:style-name="T530">ကမ္ပိန္း</text:span><text:span text:style-name="T531"> </text:span><text:span text:style-name="T532">(သုိ့)</text:span><text:span text:style-name="T533"> </text:span><text:span text:style-name="T534">လႈပ္ရွားမႈအေၾကာင္း</text:span><text:span text:style-name="T535"> </text:span><text:span text:style-name="T536">ဘယ္မွာ</text:span><text:span text:style-name="T537"> </text:span><text:span text:style-name="T538">ဆက္ေလ့လာလုိ</text:span><text:span text:style-name="T539"> </text:span><text:span text:style-name="T540">့ရလဲ?</text:span><text:span text:style-name="T541"> </text:span><text:span text:style-name="T542">(အင္တာနက္</text:span><text:span text:style-name="T543"> </text:span><text:span text:style-name="T544">စာမ်က္ႏွာ၊</text:span><text:span text:style-name="T545"> </text:span><text:span text:style-name="T546">(သုိ</text:span><text:span text:style-name="T547"> </text:span><text:span text:style-name="T548">့)</text:span><text:span text:style-name="T549"> </text:span><text:span text:style-name="T550">ေဆာင္းပါး</text:span><text:span text:style-name="T551"> </text:span><text:span text:style-name="T552">link</text:span><text:span text:style-name="T553"> </text:span><text:span text:style-name="T554"> စသၿဖင့္</text:span><text:span text:style-name="T555"> </text:span><text:span text:style-name="T556">စီေရးခ်ရန္)</text:span><text:span text:style-name="T557"> </text:span></text:p>
      <text:p text:style-name="Text_20_body">(List websites, articles, etc.)</text:p>
      <text:p text:style-name="Text_20_body"><text:span text:style-name="T558">Possible</text:span><text:span text:style-name="T559"> </text:span><text:span text:style-name="T560">further</text:span><text:span text:style-name="T561"> </text:span><text:span text:style-name="T562">questions</text:span><text:span text:style-name="T563"> </text:span><text:span text:style-name="T564">to</text:span><text:span text:style-name="T565"> </text:span><text:span text:style-name="T566">tease</text:span><text:span text:style-name="T567"> </text:span><text:span text:style-name="T568">out</text:span><text:span text:style-name="T569"> </text:span><text:span text:style-name="T570">interesting</text:span><text:span text:style-name="T571"> </text:span><text:span text:style-name="T572">material:</text:span></text:p>
      <text:p text:style-name="Text_20_body"><text:span text:style-name="T573">စိတ္၀င္စားဖုိ</text:span><text:span text:style-name="T574"> </text:span><text:span text:style-name="T575">့ေကာင္းတာေတြ</text:span><text:span text:style-name="T576"> </text:span><text:span text:style-name="T577">ရွိတဲ့</text:span><text:span text:style-name="T578"> </text:span><text:span text:style-name="T579">အၿခားအေၾကာင္းအရာေတြကုိ</text:span><text:span text:style-name="T580"> </text:span><text:span text:style-name="T581">ေဖာ္ထုတ္ႏုိင္တဲ့</text:span><text:span text:style-name="T582"> </text:span><text:span text:style-name="T583">ေမးခြန္းမ်ား</text:span><text:span text:style-name="T584"> </text:span><text:span text:style-name="T585">..</text:span></text:p>
      <text:p text:style-name="Text_20_body"> </text:p>
      <text:p text:style-name="Text_20_body"><text:span text:style-name="T586">Were</text:span><text:span text:style-name="T587"> </text:span><text:span text:style-name="T588">there</text:span><text:span text:style-name="T589"> </text:span><text:span text:style-name="T590">any</text:span><text:span text:style-name="T591"> </text:span><text:span text:style-name="T592">unintended</text:span><text:span text:style-name="T593"> </text:span><text:span text:style-name="T594">consequences?</text:span></text:p>
      <text:p text:style-name="Text_20_body"><text:span text:style-name="T595">မေမွ်ာ္လင့္ဘဲ</text:span><text:span text:style-name="T596"> </text:span><text:span text:style-name="T597">ရလာတဲ့</text:span><text:span text:style-name="T598"> </text:span><text:span text:style-name="T599">ေနာက္ဆက္တြဲ</text:span><text:span text:style-name="T600"> </text:span><text:span text:style-name="T601">အေၾကာင္းအရာေတြ</text:span><text:span text:style-name="T602"> </text:span><text:span text:style-name="T603">ရွိလား?</text:span><text:span text:style-name="T604"> </text:span></text:p>
      <text:p text:style-name="Text_20_body"><text:span text:style-name="T605">-</text:span><text:span text:style-name="T606"> </text:span><text:span text:style-name="T607">Unity</text:span><text:span text:style-name="T608"> </text:span><text:span text:style-name="T609">among</text:span><text:span text:style-name="T610"> </text:span><text:span text:style-name="T611">the</text:span><text:span text:style-name="T612"> </text:span><text:span text:style-name="T613">villagers</text:span><text:span text:style-name="T614"> </text:span><text:span text:style-name="T615">is</text:span><text:span text:style-name="T616"> </text:span><text:span text:style-name="T617">the</text:span><text:span text:style-name="T618"> </text:span><text:span text:style-name="T619">unexpected</text:span><text:span text:style-name="T620"> </text:span><text:span text:style-name="T621">result.</text:span></text:p>
      <text:p text:style-name="Text_20_body"><text:span text:style-name="T622">-</text:span><text:span text:style-name="T623"> </text:span><text:span text:style-name="T624">This</text:span><text:span text:style-name="T625"> </text:span><text:span text:style-name="T626">story</text:span><text:span text:style-name="T627"> </text:span><text:span text:style-name="T628">is</text:span><text:span text:style-name="T629"> </text:span><text:span text:style-name="T630">shared</text:span><text:span text:style-name="T631"> </text:span><text:span text:style-name="T632">in</text:span><text:span text:style-name="T633"> </text:span><text:span text:style-name="T634">the</text:span><text:span text:style-name="T635"> </text:span><text:span text:style-name="T636">village</text:span><text:span text:style-name="T637"> </text:span><text:span text:style-name="T638">tract</text:span><text:span text:style-name="T639"> </text:span><text:span text:style-name="T640">and</text:span><text:span text:style-name="T641"> </text:span><text:span text:style-name="T642">people</text:span><text:span text:style-name="T643"> </text:span><text:span text:style-name="T644">around</text:span><text:span text:style-name="T645"> </text:span><text:span text:style-name="T646">the</text:span><text:span text:style-name="T647"> </text:span><text:span text:style-name="T648">area</text:span><text:span text:style-name="T649"> </text:span><text:span text:style-name="T650">become</text:span><text:span text:style-name="T651"> </text:span><text:span text:style-name="T652">to</text:span><text:span text:style-name="T653"> </text:span><text:span text:style-name="T654">have</text:span><text:span text:style-name="T655"> </text:span><text:span text:style-name="T656">more</text:span><text:span text:style-name="T657"> </text:span><text:span text:style-name="T658">courage</text:span><text:span text:style-name="T659"> </text:span><text:span text:style-name="T660">to</text:span><text:span text:style-name="T661"> </text:span><text:span text:style-name="T662">stand</text:span><text:span text:style-name="T663"> </text:span><text:span text:style-name="T664">up</text:span><text:span text:style-name="T665"> </text:span><text:span text:style-name="T666">together</text:span><text:span text:style-name="T667"> </text:span><text:span text:style-name="T668">and</text:span><text:span text:style-name="T669"> </text:span><text:span text:style-name="T670">fight</text:span><text:span text:style-name="T671"> </text:span><text:span text:style-name="T672">against</text:span><text:span text:style-name="T673"> </text:span><text:span text:style-name="T674">the</text:span><text:span text:style-name="T675"> </text:span><text:span text:style-name="T676">injustice.</text:span><text:span text:style-name="T677"> </text:span></text:p>
      <text:p text:style-name="Text_20_body"><text:span text:style-name="T678">-</text:span><text:span text:style-name="T679"> </text:span><text:span text:style-name="T680">Other</text:span><text:span text:style-name="T681"> </text:span><text:span text:style-name="T682">villages</text:span><text:span text:style-name="T683"> </text:span><text:span text:style-name="T684">also</text:span><text:span text:style-name="T685"> </text:span><text:span text:style-name="T686">supported</text:span><text:span text:style-name="T687"> </text:span><text:span text:style-name="T688">the</text:span><text:span text:style-name="T689"> </text:span><text:span text:style-name="T690">campaign</text:span><text:span text:style-name="T691"> </text:span><text:span text:style-name="T692">and</text:span><text:span text:style-name="T693"> </text:span><text:span text:style-name="T694">close</text:span><text:span text:style-name="T695"> </text:span><text:span text:style-name="T696">relations</text:span><text:span text:style-name="T697"> </text:span><text:span text:style-name="T698">held.</text:span><text:span text:style-name="T699"> </text:span></text:p>
      <text:p text:style-name="Text_20_body"> </text:p>
      <text:p text:style-name="Text_20_body"> </text:p>
      <text:p text:style-name="Text_20_body"> 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